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2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/>
    </style:style>
    <style:style style:name="P3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5" style:family="paragraph" style:parent-style-name="Corpo_20_de_20_texto_20_2">
      <style:text-properties style:font-name="Arial Narrow"/>
    </style:style>
    <style:style style:name="P6" style:family="paragraph" style:parent-style-name="Heading_20_6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Text_20_body_20_indent">
      <style:paragraph-properties fo:margin-left="0cm" fo:margin-right="0cm" fo:text-indent="0cm" style:auto-text-indent="false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10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1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1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14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15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17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1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1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0" style:family="paragraph" style:parent-style-name="Footer">
      <style:text-properties fo:font-size="1pt"/>
    </style:style>
    <style:style style:name="P21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22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25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26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7" style:family="paragraph" style:parent-style-name="Heading_20_4">
      <style:paragraph-properties style:snap-to-layout-grid="false"/>
      <style:text-properties fo:color="#ff0000" style:font-weight-complex="normal"/>
    </style:style>
    <style:style style:name="P28" style:family="paragraph" style:parent-style-name="Heading_20_4">
      <style:paragraph-properties style:snap-to-layout-grid="false"/>
      <style:text-properties fo:color="#ff0000"/>
    </style:style>
    <style:style style:name="P29" style:family="paragraph" style:parent-style-name="Heading_20_1">
      <style:text-properties style:font-name="Arial Narrow" fo:font-size="2pt" style:font-size-asian="2pt"/>
    </style:style>
    <style:style style:name="P30" style:family="paragraph" style:parent-style-name="Endnote">
      <style:paragraph-properties fo:orphans="2" fo:widows="2" style:text-autospace="ideograph-alpha"/>
      <style:text-properties fo:font-size="6pt" fo:language="none" fo:country="none" style:font-size-asian="6pt" style:language-asian="none" style:country-asian="non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style:font-name="Arial Narrow"/>
    </style:style>
    <style:style style:name="P33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35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36" style:family="paragraph" style:parent-style-name="Standard">
      <style:text-properties style:font-name="Arial Narrow" fo:font-size="11pt" style:font-size-asian="11pt"/>
    </style:style>
    <style:style style:name="P37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39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40" style:family="paragraph" style:parent-style-name="Standard">
      <style:paragraph-properties fo:text-align="center" style:justify-single-word="false"/>
      <style:text-properties style:font-name="Arial Narrow" fo:font-size="9pt" fo:font-weight="bold" style:font-size-asian="9pt" style:font-weight-asian="bold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 Narrow" fo:font-size="9pt" style:font-size-asian="9pt" style:font-size-complex="9pt"/>
    </style:style>
    <style:style style:name="P42" style:family="paragraph" style:parent-style-name="Standard">
      <style:text-properties style:font-name="Arial Narrow" fo:font-size="10pt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 Narrow" fo:font-size="10pt" style:font-size-asian="10pt" style:font-size-complex="10pt"/>
    </style:style>
    <style:style style:name="P44" style:family="paragraph" style:parent-style-name="Standard">
      <style:paragraph-properties fo:line-height="150%" fo:text-align="center" style:justify-single-word="false"/>
      <style:text-properties style:font-name="Arial Narrow" fo:font-size="10pt" style:font-size-asian="10pt" style:font-name-complex="Arial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 Narrow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47" style:family="paragraph" style:parent-style-name="Standard">
      <style:text-properties style:font-name="Arial Narrow" fo:font-size="5pt" style:font-size-asian="5pt"/>
    </style:style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>
      <style:text-properties fo:color="#ff0000" style:font-name="Arial Narrow" fo:font-size="11pt" style:font-size-asian="11pt"/>
    </style:style>
    <style:style style:name="P50" style:family="paragraph" style:parent-style-name="Standard">
      <style:paragraph-properties fo:text-align="center" style:justify-single-word="false"/>
      <style:text-properties fo:color="#ff0000" style:font-name="Arial Narrow" fo:font-size="11pt" style:font-size-asian="11pt"/>
    </style:style>
    <style:style style:name="P5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5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53" style:family="paragraph" style:parent-style-name="Standard">
      <style:paragraph-properties style:snap-to-layout-grid="false"/>
      <style:text-properties fo:font-size="6pt" style:font-size-asian="6pt"/>
    </style:style>
    <style:style style:name="P54" style:family="paragraph" style:parent-style-name="Standard">
      <style:paragraph-properties fo:line-height="150%" fo:text-align="center" style:justify-single-word="false"/>
    </style:style>
    <style:style style:name="P55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56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57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58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59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60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61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62" style:family="paragraph">
      <style:paragraph-properties fo:text-align="center" style:writing-mode="lr-tb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weight="bold" style:font-weight-asian="bold"/>
    </style:style>
    <style:style style:name="T3" style:family="text">
      <style:text-properties style:font-name="Arial Narrow" fo:font-weight="bold" style:font-weight-asian="bold" style:font-weight-complex="bold"/>
    </style:style>
    <style:style style:name="T4" style:family="text">
      <style:text-properties style:font-name="Arial Narrow" fo:font-size="12pt" fo:font-weight="bold" style:font-size-asian="12pt" style:font-weight-asian="bold"/>
    </style:style>
    <style:style style:name="T5" style:family="text">
      <style:text-properties style:font-name="Arial Narrow" fo:font-size="12pt" fo:font-weight="bold" style:font-size-asian="12pt" style:font-weight-asian="bold" style:font-name-complex="Arial"/>
    </style:style>
    <style:style style:name="T6" style:family="text">
      <style:text-properties style:font-name="Arial Narrow" fo:font-size="12pt" fo:font-weight="bold" style:font-size-asian="12pt" style:font-weight-asian="bold" style:font-weight-complex="bold"/>
    </style:style>
    <style:style style:name="T7" style:family="text">
      <style:text-properties style:font-name="Arial Narrow" fo:font-size="12pt" style:font-size-asian="12pt"/>
    </style:style>
    <style:style style:name="T8" style:family="text">
      <style:text-properties style:font-name="Arial Narrow" fo:font-size="12pt" style:font-size-asian="12pt" style:font-name-complex="Arial"/>
    </style:style>
    <style:style style:name="T9" style:family="text">
      <style:text-properties style:font-name="Arial Narrow" fo:font-size="12pt" style:font-size-asian="12pt" style:font-size-complex="12pt"/>
    </style:style>
    <style:style style:name="T10" style:family="text">
      <style:text-properties style:font-name="Arial Narrow" fo:font-size="12pt" style:font-size-asian="12pt" style:font-weight-complex="bold"/>
    </style:style>
    <style:style style:name="T11" style:family="text">
      <style:text-properties style:font-name="Arial Narrow" fo:font-size="11pt" style:font-size-asian="11pt"/>
    </style:style>
    <style:style style:name="T12" style:family="text">
      <style:text-properties style:font-name="Arial Narrow" style:font-name-complex="Arial"/>
    </style:style>
    <style:style style:name="T13" style:family="text">
      <style:text-properties fo:color="#00b0f0" style:font-name="Arial Narrow"/>
    </style:style>
    <style:style style:name="T14" style:family="text">
      <style:text-properties fo:color="#00b0f0" style:font-name="Arial Narrow" fo:font-weight="bold" style:font-weight-asian="bold" style:font-weight-complex="bold"/>
    </style:style>
    <style:style style:name="T15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16" style:family="text">
      <style:text-properties fo:color="#00b0f0" style:font-name="Arial Narrow" fo:font-size="12pt" style:font-size-asian="12pt"/>
    </style:style>
    <style:style style:name="T17" style:family="text">
      <style:text-properties fo:color="#00b0f0" style:font-name="Arial Narrow" style:font-name-complex="Arial"/>
    </style:style>
    <style:style style:name="T18" style:family="text">
      <style:text-properties fo:color="#ff0000" style:font-name="Arial Narrow"/>
    </style:style>
    <style:style style:name="T19" style:family="text">
      <style:text-properties fo:color="#ff0000" style:font-name="Arial Narrow" fo:font-weight="bold" style:font-weight-asian="bold"/>
    </style:style>
    <style:style style:name="T20" style:family="text">
      <style:text-properties fo:color="#ff0000" style:font-name="Arial Narrow" fo:font-size="12pt" fo:font-weight="bold" style:font-size-asian="12pt" style:font-weight-asian="bold" style:font-weight-complex="bold"/>
    </style:style>
    <style:style style:name="T21" style:family="text">
      <style:text-properties fo:color="#ff0000" style:font-name="Arial Narrow" fo:font-size="12pt" style:font-size-asian="12pt"/>
    </style:style>
    <style:style style:name="T22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23" style:family="text">
      <style:text-properties fo:color="#000000" style:font-name="Arial Narrow" fo:font-size="12pt" style:font-size-asian="12pt"/>
    </style:style>
    <style:style style:name="T24" style:family="text">
      <style:text-properties fo:color="#000000" style:font-name="Arial Narrow" fo:font-size="12pt" fo:font-weight="bold" style:font-size-asian="12pt" style:font-weight-asian="bold" style:font-weight-complex="bold"/>
    </style:style>
    <style:style style:name="T25" style:family="text">
      <style:text-properties fo:text-transform="uppercase" style:font-name="Arial Narrow" fo:font-size="12pt" style:font-size-asian="12pt"/>
    </style:style>
    <style:style style:name="T26" style:family="text">
      <style:text-properties style:text-underline-style="solid" style:text-underline-width="auto" style:text-underline-color="font-color" fo:font-weight="bold" style:font-weight-asian="bold"/>
    </style:style>
    <style:style style:name="T27" style:family="text">
      <style:text-properties style:font-size-complex="10pt"/>
    </style:style>
    <style:style style:name="T28" style:family="text">
      <style:text-properties style:font-name="Verdana" fo:font-size="8pt" style:font-size-asian="8pt" style:font-name-complex="Ari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1cm" draw:visible-area-height="6.403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onvênio nº </text:span><text:span text:style-name="T14">___</text:span><text:span text:style-name="T3">/20</text:span><text:span text:style-name="T14">___</text:span></text:p>
      <text:p text:style-name="P2"/>
      <text:p text:style-name="P3"><text:span text:style-name="T2">CONVÊNIO QUE ENTRE SI CELEBRAM A UNIVERSIDADE ESTADUAL DO NORTE FLUMINENSE DARCY RIBEIRO – UENF E A </text:span><text:span text:style-name="T19">XXXXXXXXXXXXXXXXXXXXXXXXXXXXXXXXXX</text:span><text:span text:style-name="T2">.</text:span></text:p>
      <text:p text:style-name="P4"/>
      <text:p text:style-name="P4"/>
      <text:p text:style-name="P8"><text:span text:style-name="T5">UNIVERSIDADE ESTADUAL DO NORTE FLUMINENSE DARCY RIBEIRO – UENF,</text:span><text:span text:style-name="T8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7">sua Pró-Reitora de Graduação, </text:span><text:span text:style-name="T9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8">, doravante denominada</text:span><text:span text:style-name="T7"> simplesmente </text:span><text:span text:style-name="T4">UENF e </text:span><text:span text:style-name="T20">____________________________</text:span><text:span text:style-name="T7">, inscrita no CNPJ sob o nº </text:span><text:span text:style-name="T20">___</text:span><text:span text:style-name="T21">__________________</text:span><text:span text:style-name="T7">, situada na </text:span><text:span text:style-name="T21">______________________________________________________________________________, (endereço completo)</text:span><text:span text:style-name="T7">, neste ato representada por seu </text:span><text:span text:style-name="T21">_</text:span><text:span text:style-name="T20">__</text:span><text:span text:style-name="T21">____________________ (função)</text:span><text:span text:style-name="T7">, </text:span><text:span text:style-name="T21">(nome) </text:span><text:span text:style-name="T20">________________</text:span><text:span text:style-name="T21">_______________</text:span><text:span text:style-name="T7">, portador da</text:span><text:span text:style-name="T23"> CI n</text:span><text:span text:style-name="T24">º </text:span><text:span text:style-name="T20">___________</text:span><text:span text:style-name="T23">, emitido por </text:span><text:span text:style-name="T21">_________</text:span><text:span text:style-name="T23"> e</text:span><text:span text:style-name="T7"> </text:span><text:span text:style-name="T23">CPF nº </text:span><text:span text:style-name="T21">_________</text:span><text:span text:style-name="T23">, </text:span><text:span text:style-name="T7">doravante denominado simplesmente </text:span><text:span text:style-name="T4">INSTITUIÇÃO DE ENSINO,</text:span><text:span text:style-name="T7"> têm entre si, justo e avençado e firmam por força do presente instrumento, o Termo de Convênio em questão, conforme consta no Processo Administrativo </text:span><text:span text:style-name="T15">_____</text:span><text:span text:style-name="T16">_________________</text:span><text:span text:style-name="T7">, e em consonância com a Lei Federal nº 11.788/2008, a Lei Estadual (RJ) nº 287/79, e Decreto Estadual nº 3.149/80 (RJ), mediante as seguintes cláusulas e condições:</text:span></text:p>
      <text:p text:style-name="P14"/>
      <text:p text:style-name="P11">CLÁUSULA PRIMEIRA: DO OBJETO</text:p>
      <text:p text:style-name="P12"/>
      <text:p text:style-name="P8"><text:span text:style-name="T7">O Presente convênio tem como objetivo regular as relações entre as partes ora conveniadas, no que tange a concessão de estágio para alunos regularmente matriculados nos cursos oferecidos pela </text:span><text:span text:style-name="T4">INSTITUIÇÃO DE ENSINO</text:span><text:span text:style-name="T7">.</text:span></text:p>
      <text:p text:style-name="P9"/>
      <text:p text:style-name="P8"><text:soft-page-break/><text:span text:style-name="T7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</text:span><text:span text:style-name="T4">INSTITUIÇÃO DE ENSINO</text:span><text:span text:style-name="T7">.</text:span></text:p>
      <text:p text:style-name="P9"/>
      <text:p text:style-name="P8"><text:span text:style-name="T7">II – O Estágio curricular, como procedimento didático-pedagógico, é atividade de competência da </text:span><text:span text:style-name="T4">INSTITUIÇÃO DE ENSINO</text:span><text:span text:style-name="T7"> a quem cabe a decisão sobre a matéria.</text:span></text:p>
      <text:p text:style-name="P9"/>
      <text:p text:style-name="P8"><text:span text:style-name="T7">III – A participação da </text:span><text:span text:style-name="T6">UENF</text:span><text:span text:style-name="T7"> dar-se-á no âmbito de oferecimento de oportunidades de estágio e outras formas de ajuda, colaborando no processo educacional.</text:span></text:p>
      <text:p text:style-name="P11"/>
      <text:p text:style-name="P11"/>
      <text:p text:style-name="P11"/>
      <text:p text:style-name="P8"><text:span text:style-name="T4">CLÁUSULA SEGUNDA</text:span><text:span text:style-name="T7">: </text:span><text:span text:style-name="T6">DA </text:span><text:span text:style-name="T4">COMPETÊNCIA DA INSTITUIÇÃO DE ENSINO</text:span></text:p>
      <text:p text:style-name="P13"/>
      <text:p text:style-name="P8"><text:span text:style-name="T7">I – Selecionar, dentre seus alunos, que atenda as condições e requisitos e nas quantidades previamente determinada, e efetivar o encaminhamento à </text:span><text:span text:style-name="T6">UENF</text:span><text:span text:style-name="T7">.</text:span></text:p>
      <text:p text:style-name="P9"/>
      <text:p text:style-name="P10">II – Determinar a carga horária, duração e jornada de estágio curricular, que não poderá ser inferior a um semestre letivo.</text:p>
      <text:p text:style-name="P9"/>
      <text:p text:style-name="P8"><text:span text:style-name="T7">III – Estabelecer os parâmetros próprios para as áreas de interesse da </text:span><text:span text:style-name="T4">INSTITUIÇÃO DE ENSINO</text:span><text:span text:style-name="T7">.</text:span></text:p>
      <text:p text:style-name="P9"/>
      <text:p text:style-name="P10">IV – Organizar, orientar, supervisionar e avaliar o estágio curricular.</text:p>
      <text:p text:style-name="P10"/>
      <text:p text:style-name="P11">CLÁUSULA TERCEIRA: DA COMPETÊNCIA DA UENF</text:p>
      <text:p text:style-name="P13"/>
      <text:p text:style-name="P10">I – Informar as áreas de atuação nas quais serão aceitos os estagiários e suas respectivas quantidades, conforme as condições e requisitos a serem estabelecidos.</text:p>
      <text:p text:style-name="P9"/>
      <text:p text:style-name="P8"><text:span text:style-name="T7">II – Receber e triar os alunos, previamente selecionados e encaminhados pela </text:span><text:span text:style-name="T4">INSTITUIÇÃO DE ENSINO</text:span><text:span text:style-name="T7">, mediante processo interno, de acordo com as necessidades administrativa-operacionais da </text:span><text:span text:style-name="T6">UENF</text:span><text:span text:style-name="T7">, para usufruírem as oportunidades de estágio;</text:span></text:p>
      <text:p text:style-name="P9"/>
      <text:p text:style-name="P8"><text:soft-page-break/><text:span text:style-name="T7">III – Firmar com os alunos escolhidos, Termos de Compromisso devidamente assinado pelas partes, com a interveniência da </text:span><text:span text:style-name="T4">INSTITUIÇÃO DE ENSINO</text:span><text:span text:style-name="T7">.</text:span></text:p>
      <text:p text:style-name="P9"/>
      <text:p text:style-name="P8"><text:span text:style-name="T7">IV – Encaminhar a </text:span><text:span text:style-name="T4">INSTITUIÇÃO DE ENSINO</text:span><text:span text:style-name="T7"> cópia do Termo de Compromisso devidamente assinado pelas partes com a interveniência da </text:span><text:span text:style-name="T4">INSTITUIÇÃO DE ENSINO</text:span><text:span text:style-name="T7">;</text:span></text:p>
      <text:p text:style-name="P9"/>
      <text:p text:style-name="P10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9"/>
      <text:p text:style-name="P10">VI – Expedir certificado de estágio, findo o prazo pactuado no Termo de Compromisso, quando assim requerido pelo aluno.</text:p>
      <text:p text:style-name="P10"/>
      <text:p text:style-name="P11">CLÁUSULA QUARTA: DO SEGURO CONTRA ACIDENTES PESSOAIS</text:p>
      <text:p text:style-name="P13"/>
      <text:p text:style-name="P8"><text:span text:style-name="T7"><text:s/>A </text:span><text:span text:style-name="T6">UENF</text:span><text:span text:style-name="T7"> providenciará apólice do seguro contra acidentes pessoais em nome de seus estagiários, durante a vigência dos Termos de Compromissos, caso a </text:span><text:span text:style-name="T4">INSTITUIÇÃO DE ENSINO </text:span><text:span text:style-name="T10">não providencie.</text:span></text:p>
      <text:p text:style-name="P10"/>
      <text:p text:style-name="P11">CLÁUSULA QUINTA: DA RELAÇÃO DAS PARTES</text:p>
      <text:p text:style-name="P12"/>
      <text:p text:style-name="P8"><text:span text:style-name="T7">O estagiário não terá, em hipótese alguma, vínculo empregatício de qualquer natureza com a </text:span><text:span text:style-name="T4">CONCEDENTE</text:span><text:span text:style-name="T7"> de acordo com o que dispõe o artigo 3º da Lei 11.788/2008.</text:span></text:p>
      <text:p text:style-name="P10"><text:s/></text:p>
      <text:p text:style-name="P10"/>
      <text:p text:style-name="P10"/>
      <text:p text:style-name="P11">CLÁUSULA SEXTA: DOS TERMOS DE COMPROMISSO</text:p>
      <text:p text:style-name="P12"/>
      <text:p text:style-name="P8"><text:span text:style-name="T7">A </text:span><text:span text:style-name="T4">UENF</text:span><text:span text:style-name="T7"> celebrará com o estagiário </text:span><text:span text:style-name="T25">Termo</text:span><text:span text:style-name="T7"> </text:span><text:span text:style-name="T25">de CompromissO,</text:span><text:span text:style-name="T7"> no qual estarão estabelecidas as condições específicas do estágio, mediante a interveniência da </text:span><text:span text:style-name="T4">INSTITUIÇÃO DE ENSINO</text:span><text:span text:style-name="T7">, e contendo, entre outras as seguintes disposições:</text:span></text:p>
      <text:p text:style-name="P10"/>
      <text:p text:style-name="P10">I – Remuneração do estagiário (se houver), e o programa de trabalho a conta do qual correrão tais despesas;</text:p>
      <text:p text:style-name="P10">II – Vigência do estágio;</text:p>
      <text:p text:style-name="P10">III – Obrigação das partes;</text:p>
      <text:p text:style-name="P10">IV – Carga horária e período de estágio;</text:p>
      <text:p text:style-name="P10">V – Rescisão.</text:p>
      <text:p text:style-name="P10"/>
      <text:p text:style-name="P11"><text:soft-page-break/>CLÁUSULA SÉTIMA: DA VIGÊNCIA DO CONVÊNIO</text:p>
      <text:p text:style-name="P12"/>
      <text:p text:style-name="P10">O presente Convênio vigerá por 05 (cinco) anos a partir de sua assinatura.</text:p>
      <text:p text:style-name="P11"/>
      <text:p text:style-name="P11">CLÁUSULA OITAVA: DA RESCISÃO DO CONVÊNIO</text:p>
      <text:p text:style-name="P12"/>
      <text:p text:style-name="P10">Rescindir-se-á o presente Convênio, independentemente de qualquer aviso ou notificação judicial ou extrajudicial, quando se verificar uma das seguintes hipóteses:</text:p>
      <text:p text:style-name="P10"/>
      <text:p text:style-name="P10">I – Em qualquer caso de desrespeito aos termos previstos neste Convênio e em seus Termos Aditivos, que por ventura venham a sucede-lo e complementá-lo;</text:p>
      <text:p text:style-name="P9"/>
      <text:p text:style-name="P10">II – Por prévio e expresso acordo firmado entre as partes com no mínimo 90 (noventa) dias de antecedência;</text:p>
      <text:p text:style-name="P9"/>
      <text:p text:style-name="P10">III – Findo o prazo estabelecido na Cláusula Sétima, e não tendo sido proposta e firmada a sua renovação;</text:p>
      <text:p text:style-name="P9"/>
      <text:p text:style-name="P10">IV – Por dissolução, suspensão, impedimento, concordata e /ou falência de uma das partes.</text:p>
      <text:p text:style-name="P10"/>
      <text:p text:style-name="P11">CLÁUSULA NONA: <text:s/>DOS RESPONSÁVEIS</text:p>
      <text:p text:style-name="P12"/>
      <text:p text:style-name="P8"><text:span text:style-name="T7">A </text:span><text:span text:style-name="T6">UENF</text:span><text:span text:style-name="T7"> praticará todos os atos que se tornem necessários à efetiva execução da presente disposição, através da PRÓ-REITORIA DE GRADUAÇÃO e a </text:span><text:span text:style-name="T4">INSTITUIÇÃO DE ENSINO</text:span><text:span text:style-name="T7"> através de seu representante regularmente indicado para este fim.</text:span></text:p>
      <text:p text:style-name="P13"/>
      <text:p text:style-name="P8"><text:span text:style-name="T4">Parágrafo Único</text:span><text:span text:style-name="T7"> - A </text:span><text:span text:style-name="T6">UENF</text:span><text:span text:style-name="T7"> designará um supervisor de estágio, profissional da área do estagiário.</text:span></text:p>
      <text:p text:style-name="P10"/>
      <text:p text:style-name="P10"/>
      <text:p text:style-name="P10"/>
      <text:p text:style-name="P11"/>
      <text:p text:style-name="P11">CLÁUSULA DÉCIMA: DA PUBLICAÇÃO</text:p>
      <text:p text:style-name="P12"/>
      <text:p text:style-name="P8"><text:span text:style-name="T7">O presente Instrumento será publicado, em extrato, no prazo de 20 (vinte) dias a partir de sua celebração, no Diário Oficial do Estado do Rio de Janeiro, às expensas da </text:span><text:span text:style-name="T4">UENF.</text:span></text:p>
      <text:p text:style-name="P12"/>
      <text:p text:style-name="P8"><text:span text:style-name="T4">Parágrafo Único </text:span><text:span text:style-name="T10">- </text:span><text:span text:style-name="T7">A </text:span><text:span text:style-name="T6">UENF</text:span><text:span text:style-name="T7"> providenciará, até o 5º(quinto) dia útil seguinte ao da referida publicação, a remessa de 01(uma) cópia do presente instrumento ao Tribunal de Contas do Estado do Rio de Janeiro.</text:span></text:p>
      <text:p text:style-name="P11"><text:soft-page-break/></text:p>
      <text:p text:style-name="P11">CLÁUSULA DÉCIMA PRIMEIRA: DO FORO</text:p>
      <text:p text:style-name="P13"/>
      <text:p text:style-name="P10">Para dirimir quaisquer questões decorrentes deste Convênio que não possam ser resolvidas através de mútuos entendimentos de medição administrativa, elegem os convenentes o foro da Comarca de Campos dos Goytacazes/RJ.</text:p>
      <text:p text:style-name="P10"/>
      <text:p text:style-name="P10"/>
      <text:p text:style-name="P10">E, por estarem avençados e juntos, firmam os convenentes o presente Instrumento em 03(três) vias de igual forma, teor e valia, na presença das testemunhas abaixo elencadas.</text:p>
      <text:p text:style-name="P10"/>
      <text:p text:style-name="P10"/>
      <text:p text:style-name="P10"/>
      <text:p text:style-name="P56"><text:span text:style-name="T1">Campos dos Goytacazes, </text:span><text:span text:style-name="T13">______</text:span><text:span text:style-name="T1">de </text:span><text:span text:style-name="T13">____________</text:span><text:span text:style-name="T1">de </text:span><text:span text:style-name="T13">________</text:span><text:span text:style-name="T1">.</text:span></text:p>
      <text:p text:style-name="P57"/>
      <text:p text:style-name="P32"/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4">UENF</text:p>
            <text:p text:style-name="P33"/>
            <text:p text:style-name="P33"/>
            <text:p text:style-name="P33"/>
            <text:p text:style-name="P37">..............................................................</text:p>
            <text:p text:style-name="P48"><text:span text:style-name="T11">Profª. Ana Beatriz Garcia</text:span></text:p>
            <text:p text:style-name="P37">Pró-Reitora de Graduação</text:p>
          </table:table-cell>
          <table:table-cell table:style-name="Tabela1.A1" office:value-type="string">
            <text:p text:style-name="P38"/>
          </table:table-cell>
          <table:table-cell table:style-name="Tabela1.A1" office:value-type="string">
            <text:h text:style-name="P27" text:outline-level="4">INSTITUIÇÃO DE ENSINO</text:h>
            <text:p text:style-name="P49"/>
            <text:p text:style-name="P49"/>
            <text:p text:style-name="P49"/>
            <text:p text:style-name="P50">...............................................................</text:p>
            <text:p text:style-name="P50">XXXXXXXXXXXXXX(Representante Legal)</text:p>
            <text:p text:style-name="P50">Função</text:p>
          </table:table-cell>
        </table:table-row>
        <table:table-row table:style-name="Tabela1.1">
          <table:table-cell table:style-name="Tabela1.A1" office:value-type="string">
            <text:p text:style-name="P38"/>
            <text:p text:style-name="P37"/>
            <text:p text:style-name="P37"/>
            <text:p text:style-name="P37"/>
            <text:p text:style-name="P37"/>
          </table:table-cell>
          <table:table-cell table:style-name="Tabela1.A1" office:value-type="string">
            <text:p text:style-name="P38"/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1" office:value-type="string">
            <text:p text:style-name="P35">Testemunhas:</text:p>
          </table:table-cell>
          <table:table-cell table:style-name="Tabela1.A1" office:value-type="string">
            <text:p text:style-name="P38"/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1" office:value-type="string">
            <text:p text:style-name="P38"/>
            <text:p text:style-name="P37"/>
            <text:p text:style-name="P37"/>
          </table:table-cell>
          <table:table-cell table:style-name="Tabela1.A1" office:value-type="string">
            <text:p text:style-name="P38"/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1" office:value-type="string">
            <text:p text:style-name="P59">1- .............................................................</text:p>
            <text:p text:style-name="P58">Nome: Roosevelt Rosa Maia Vieira</text:p>
            <text:p text:style-name="P36">CPF: 790.672.207-87</text:p>
          </table:table-cell>
          <table:table-cell table:style-name="Tabela1.A1" office:value-type="string">
            <text:p text:style-name="P38"/>
          </table:table-cell>
          <table:table-cell table:style-name="Tabela1.A1" office:value-type="string">
            <text:p text:style-name="P39">2- ............................................................</text:p>
            <text:p text:style-name="P36">Nome: </text:p>
            <text:p text:style-name="P36">CPF:</text:p>
          </table:table-cell>
        </table:table-row>
      </table:table>
      <text:h text:style-name="P29" text:outline-level="1"/>
      <text:h text:style-name="P7" text:outline-level="6">PLANO DE TRABALHO</text:h>
      <text:p text:style-name="P40"/>
      <text:h text:style-name="P6" text:outline-level="6"><text:soft-page-break/><text:span text:style-name="T26">CONVÊNIO UENF X </text:span><text:span text:style-name="T22">xxxxxxxxxxxxxxxxxxxxxxxxxxxxxxxxx</text:span></text:h>
      <text:p text:style-name="P41"/>
      <text:p text:style-name="P43"/>
      <text:p text:style-name="P45">OBJETO A SER EXECUTADO</text:p>
      <text:p text:style-name="P31"><text:span text:style-name="T1">Convênio a ser celebrado entre a </text:span><text:span text:style-name="T18">________________________________ (nome da Instituição de Ensino)</text:span><text:span text:style-name="T1"> e a Universidade Estadual do Norte Fluminense Darcy Ribeiro – UENF, para abertura de campo de estágio obrigatório e não-obrigatório, o qual será realizado por alunos matriculados nos cursos oferecidos pela </text:span><text:span text:style-name="T18">__________________________ (nome da Instituição de Ensino)</text:span><text:span text:style-name="T1">, e que estejam freqüentando.</text:span></text:p>
      <text:p text:style-name="P43"/>
      <text:p text:style-name="P45">METAS – (DETALHAMENTO DA PROPOSTA)</text:p>
      <text:p text:style-name="P5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43"/>
      <text:p text:style-name="P45">ETAPAS OU FASES DE EXECUÇÃO</text:p>
      <text:p text:style-name="Corpo_20_de_20_texto_20_2"><text:span text:style-name="T1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</text:span><text:span text:style-name="T18">________________________________ (nome da Instituição de Ensino).</text:span></text:p>
      <text:p text:style-name="P46"/>
      <text:h text:style-name="P15" text:outline-level="7">PLANO DE APLICAÇÃO DOS RECURSOS FINANCEIROS</text:h>
      <text:p text:style-name="P32">Não haverá repasse de recursos financeiros entre as parte relativa a este convênio e o estágio concedido não criará vínculo empregatício, bem como não implicará no pagamento obrigatório de bolsa-auxílio, o que será definido no Termo de Compromisso.</text:p>
      <text:p text:style-name="P32"/>
      <text:p text:style-name="P45">PREVISÃO DO PRAZO DE EXECUÇÃO</text:p>
      <text:p text:style-name="Corpo_20_de_20_texto_20_2"><text:span text:style-name="T1">O estágio terá duração acordada com a </text:span><text:span text:style-name="T3">UENF</text:span><text:span text:style-name="T1">, devendo o estagiário cumprir as horas semanais distribuídas pelos dias da semana, dentro do horário combinado com a </text:span><text:span text:style-name="T3">UENF </text:span><text:span text:style-name="T1">e sem prejuízo das atividades discentes, nas condições estabelecidas pelo Termo de Compromisso.</text:span></text:p>
      <text:p text:style-name="P42"/>
      <text:p text:style-name="P54"><text:span text:style-name="T12">Campos dos Goytacazes, </text:span><text:span text:style-name="T17">____</text:span><text:span text:style-name="T12"> de </text:span><text:span text:style-name="T17">________________</text:span><text:span text:style-name="T12"> de </text:span><text:span text:style-name="T17">_________</text:span><text:span text:style-name="T12">.</text:span></text:p>
      <text:p text:style-name="P4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4">UENF</text:p>
            <text:p text:style-name="P33"/>
            <text:p text:style-name="P33"/>
            <text:p text:style-name="P33"><text:soft-page-break/></text:p>
            <text:p text:style-name="P37">..............................................................</text:p>
            <text:p text:style-name="P37">Profª. Ana Beatriz Garcia</text:p>
            <text:p text:style-name="P37">Pró-Reitora de Graduação</text:p>
          </table:table-cell>
          <table:table-cell table:style-name="Tabela2.A1" office:value-type="string">
            <text:p text:style-name="P38"/>
          </table:table-cell>
          <table:table-cell table:style-name="Tabela2.A1" office:value-type="string">
            <text:h text:style-name="P28" text:outline-level="4">INSTITUIÇÃO DE ENSINO</text:h>
            <text:p text:style-name="P49"/>
            <text:p text:style-name="P49"/>
            <text:p text:style-name="P49"><text:soft-page-break/></text:p>
            <text:p text:style-name="P50">...............................................................</text:p>
            <text:p text:style-name="P50">XXXXXXXXXXXXXX(Representante Legal)</text:p>
            <text:p text:style-name="P50">Função</text:p>
          </table:table-cell>
        </table:table-row>
      </table:table>
      <text:p text:style-name="P47"/>
      <text:p text:style-name="P47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Standard">
      <style:paragraph-properties style:snap-to-layout-grid="false"/>
      <style:text-properties fo:font-size="6pt" style:font-size-asian="6pt"/>
    </style:style>
    <style:style style:name="MP6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7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10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1" style:family="paragraph" style:parent-style-name="Endnote">
      <style:paragraph-properties fo:orphans="2" fo:widows="2" style:text-autospace="ideograph-alpha"/>
      <style:text-properties fo:font-size="6pt" fo:language="none" fo:country="none" style:font-size-asian="6pt" style:language-asian="none" style:country-asian="none"/>
    </style:style>
    <style:style style:name="MP12" style:family="paragraph">
      <style:paragraph-properties fo:text-align="center" style:writing-mode="lr-tb"/>
    </style:style>
    <style:style style:name="MP13" style:family="paragraph" style:parent-style-name="Footer">
      <style:text-properties fo:font-size="1pt"/>
    </style:style>
    <style:style style:name="MP1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6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MP17" style:family="paragraph" style:parent-style-name="Footer">
      <style:paragraph-properties fo:text-align="center" style:justify-single-word="false"/>
    </style:style>
    <style:style style:name="MP18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9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1cm" draw:visible-area-height="6.403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1.231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3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20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6"><draw:frame draw:style-name="Mfr1" draw:name="figura3" text:anchor-type="as-char" svg:width="6.35cm" svg:height="1.048cm" draw:z-index="27"><draw:image xlink:href="Pictures/100000000000020A00000056F177981D.jpg" xlink:type="simple" xlink:show="embed" xlink:actuate="onLoad"/></draw:frame></text:p>
            </table:table-cell>
            <table:table-cell table:style-name="Tabela4.A2" office:value-type="string">
              <text:p text:style-name="MP7"><draw:frame draw:style-name="Mfr2" draw:name="Objeto1" text:anchor-type="as-char" svg:width="3.736cm" svg:height="0.794cm" draw:z-index="3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8"/>
              <text:p text:style-name="MP9">Núcleo de Estágio da UENF</text:p>
            </table:table-cell>
          </table:table-row>
        </table:table>
        <text:p text:style-name="MP10"/>
        <text:p text:style-name="MP11"><draw:line text:anchor-type="char" draw:z-index="41" draw:style-name="Mgr1" draw:text-style-name="MP12" svg:x1="0cm" svg:y1="0.157cm" svg:x2="16.193cm" svg:y2="0.157cm"><text:p/></draw:line></text:p>
      </style:header>
      <style:footer>
        <text:p text:style-name="MP13"><draw:frame draw:style-name="Mfr3" draw:name="Quadro1" text:anchor-type="paragraph" svg:y="0.002cm" fo:min-width="0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4"/>
              <text:p text:style-name="MP15"/>
            </table:table-cell>
          </table:table-row>
          <table:table-row table:style-name="Tabela3.2">
            <table:table-cell table:style-name="Tabela3.A2" office:value-type="string">
              <text:p text:style-name="MP16">Av. Alberto Lamego, 2000 - Parque Califórnia <text:s/>- <text:s/>Campos dos Goytacazes/ RJ - <text:s text:c="2"/>CEP: <text:s/>28013-602</text:p>
              <text:p text:style-name="MP17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8"/>
        <text:p text:style-name="Footer"/>
        <text:p text:style-name="MP19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1:38:00</meta:creation-date>
    <dc:creator>User</dc:creator>
    <dc:date>2011-01-21T11:42:00</dc:date>
    <meta:print-date>2008-06-06T13:56:00</meta:print-date>
    <meta:editing-cycles>3</meta:editing-cycles>
    <meta:editing-duration>PT00H05M00S</meta:editing-duration>
    <meta:document-statistic meta:table-count="4" meta:image-count="3" meta:object-count="1" meta:page-count="7" meta:paragraph-count="94" meta:word-count="1395" meta:character-count="9839"/>
    <meta:generator>OpenOffice.org/3.2$Linux OpenOffice.org_project/320m19$Build-9505</meta:generator>
    <meta:user-defined meta:name="Informações 1"/>
    <meta:user-defined meta:name="Informações 2"/>
    <meta:user-defined meta:name="Informações 3"/>
    <meta:user-defined meta:name="Informações 4"/>
  </office:meta>
</office:document-meta>
</file>